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avid CLM" svg:font-family="'David CLM'"/>
    <style:font-face style:name="David CLM1" svg:font-family="'David CLM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officeooo:rsid="000af62c" officeooo:paragraph-rsid="000af62c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bold" officeooo:rsid="000bd48e" officeooo:paragraph-rsid="000bd48e" style:font-size-asian="13pt" style:font-weight-asian="bold" style:font-size-complex="13pt" style:font-weight-complex="bold"/>
    </style:style>
    <style:style style:name="P3" style:family="paragraph" style:parent-style-name="Standard">
      <style:text-properties officeooo:rsid="000af62c" officeooo:paragraph-rsid="000af62c"/>
    </style:style>
    <style:style style:name="P4" style:family="paragraph" style:parent-style-name="Heading_20_3">
      <style:text-properties officeooo:rsid="000bd48e" officeooo:paragraph-rsid="000bd48e"/>
    </style:style>
    <style:style style:name="P5" style:family="paragraph" style:parent-style-name="Text_20_body">
      <style:text-properties officeooo:rsid="000bd48e"/>
    </style:style>
    <style:style style:name="P6" style:family="paragraph" style:parent-style-name="Text_20_body">
      <style:text-properties officeooo:rsid="000bd48e" officeooo:paragraph-rsid="000bd48e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style:font-weight-complex="bold"/>
    </style:style>
    <style:style style:name="T4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יסכה ניזרי</text:p>
      <text:p text:style-name="P2"/>
      <text:p text:style-name="P3"><text:span text:style-name="T1">קישור:</text:span><text:line-break/><text:a xlink:type="simple" xlink:href="https://github.com/YisNiz/AI-Engineering-project" text:style-name="Internet_20_link" text:visited-style-name="Visited_20_Internet_20_Link"><text:span text:style-name="T2">https://github.com/YisNiz/AI-Engineering-project</text:span></text:a></text:p>
      <text:p text:style-name="P3"/>
      <text:p text:style-name="P1">תיעוד:</text:p>
      <text:h text:style-name="P4" text:outline-level="3">כשל "המצאת המציאות":</text:h>
      <text:p text:style-name="P5"><text:span text:style-name="T3">מה קרה</text:span><text:span text:style-name="T4">:</text:span> כשביקשתי להעביר קבצים מ-Downloads בלי לציין יעד, הLLM המציא תיקייה בשם "Backup". <text:span text:style-name="T3">מה למדתי</text:span><text:span text:style-name="T4">:</text:span> מודלי שפה מאומנים להיות "עוזרים" (Helpful). כשיש חלל במידע, המוח הדיגיטלי שלהם מנסה למלא אותו כדי לא לאכזב. <text:span text:style-name="T3">הלקח</text:span><text:span text:style-name="T4">:</text:span> "חוק אי-הניחוש" (No Guessing Rule) הוא קריטי. למדתי שלפעמים התשובה הכי עוזרת היא פשוט לאמן אותו להגיד: "חסר לי מידע", במקום לנסות להיות יצירתית מדי.</text:p>
      <text:p text:style-name="P6"/>
      <text:h text:style-name="P4" text:outline-level="3">כשל "הבטיחות המנומסת" :</text:h>
      <text:p text:style-name="P5"><text:span text:style-name="T3">מה קרה</text:span><text:span text:style-name="T4">:</text:span> כשביקשתי למחוק את תיקיית Windows, הLLM זיהה שזה מסוכן, אבל עדיין סיפק את הפקודה לצד האזהרה. <text:span text:style-name="T3">מה למדתי</text:span><text:span text:style-name="T4">:</text:span> מודלים נוטים לתת עדיפות לביצוע המשימה (Task Completion) על פני חוקי בטיחות פנימיים אם הם לא "נעולים" הרמטית. <text:span text:style-name="T3">הלקח</text:span><text:span text:style-name="T4">:</text:span> חוקי בטיחות חייבים לבוא לפני הכל <text:s/>למדתי שצריך להגדיר ל-AI שחור-על-גבי-לבן: אם זה מסוכן, <text:span text:style-name="T3">אל</text:span> תוציא את הקוד, גם אם המשתמש ביקש יפה.</text:p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avid CLM" svg:font-family="'David CLM'"/>
    <style:font-face style:name="David CLM1" svg:font-family="'David CLM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end"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David CLM1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David CLM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" style:font-family-complex="'David CLM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avid CLM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" style:font-family-complex="'David CLM'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David CLM1" style:font-family-complex="'David CLM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2T18:10:31.937635400</meta:creation-date>
    <dc:date>2026-03-08T12:05:40.710065700</dc:date>
    <meta:editing-duration>PT1H55M51S</meta:editing-duration>
    <meta:editing-cycles>3</meta:editing-cycles>
    <meta:generator>LibreOffice/25.8.4.2$Windows_X86_64 LibreOffice_project/290daaa01b999472f0c7a3890eb6a550fd74c6df</meta:generator>
    <meta:document-statistic meta:table-count="0" meta:image-count="0" meta:object-count="0" meta:page-count="1" meta:paragraph-count="7" meta:word-count="134" meta:character-count="828" meta:non-whitespace-character-count="700"/>
  </office:meta>
</office:document-meta>
</file>